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1.A11" style:family="table-cell">
      <style:table-cell-properties fo:border-bottom="0.002cm solid #000000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P17" style:parent-style-name="Table_20_Contents" style:family="paragraph">
      <style:text-properties fo:font-weight="normal" style:font-weight-complex="normal" fo:color="#000000" style:font-weight-asian="normal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>
      <style:text-properties fo:font-size="10.5pt" fo:font-weight="normal" style:font-size-asian="10.5pt" style:font-weight-complex="bold" fo:color="#000000" style:font-weight-asian="bold" style:font-size-complex="10.5pt"/>
    </style:style>
    <style:style style:name="T4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7">
<text:span text:style-name="Strong Emphasis">ORDINE DI LAVORO 2009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ROMA
RM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1.A11">
            <text:p text:style-name="P6">
descrizione ordine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illustrazioni 3d, alta definizione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CONSUNTIVO VOLANTINI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            <text:p text:style-name="Table_20_Contents">
promo desk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            <text:p text:style-name="Table_20_Contents">
totem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            <text:p text:style-name="Table_20_Contents">
movimentazione materiali c/o vs magazzini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4">
            <text:p text:style-name="P8">
Vi preghiamo riportare il numero d'ordine sulla Vs fattura
</text:p>
          </table:table-cell>
          <table:table-cell office:value-type="string" table:style-name="Table2.B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o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41:31</dc:date>
    <meta:editing-cycles>242</meta:editing-cycles>
    <meta:editing-duration>PT10H8M39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7" meta:character-count="880"/>
  </office:meta>
</office:document-meta>
</file>